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1465" officeooo:paragraph-rsid="00091465"/>
    </style:style>
    <style:style style:name="P2" style:family="paragraph" style:parent-style-name="Standard">
      <style:text-properties officeooo:rsid="000a8200" officeooo:paragraph-rsid="000a8200"/>
    </style:style>
    <style:style style:name="P3" style:family="paragraph" style:parent-style-name="Standard">
      <style:text-properties officeooo:rsid="000a9a3e" officeooo:paragraph-rsid="000a9a3e"/>
    </style:style>
    <style:style style:name="P4" style:family="paragraph" style:parent-style-name="Standard">
      <style:text-properties officeooo:rsid="000adfa8" officeooo:paragraph-rsid="000adfa8"/>
    </style:style>
    <style:style style:name="P5" style:family="paragraph" style:parent-style-name="Standard">
      <style:text-properties officeooo:rsid="000b103b" officeooo:paragraph-rsid="000b103b"/>
    </style:style>
    <style:style style:name="P6" style:family="paragraph" style:parent-style-name="Standard">
      <style:text-properties officeooo:rsid="000bd7e7" officeooo:paragraph-rsid="000bd7e7"/>
    </style:style>
    <style:style style:name="P7" style:family="paragraph" style:parent-style-name="Standard">
      <style:text-properties fo:font-weight="bold" officeooo:rsid="000b103b" officeooo:paragraph-rsid="000b103b" style:font-weight-asian="bold" style:font-weight-complex="bold"/>
    </style:style>
    <style:style style:name="P8" style:family="paragraph" style:parent-style-name="Standard">
      <style:text-properties fo:font-weight="bold" officeooo:rsid="000dba5d" officeooo:paragraph-rsid="000dba5d" style:font-weight-asian="bold" style:font-weight-complex="bold"/>
    </style:style>
    <style:style style:name="P9" style:family="paragraph" style:parent-style-name="Standard">
      <style:text-properties fo:font-weight="bold" officeooo:rsid="000a9a3e" officeooo:paragraph-rsid="000a9a3e" style:font-weight-asian="bold" style:font-weight-complex="bold"/>
    </style:style>
    <style:style style:name="P10" style:family="paragraph" style:parent-style-name="Standard">
      <style:text-properties officeooo:rsid="000ebc25" officeooo:paragraph-rsid="000ebc25"/>
    </style:style>
    <style:style style:name="P11" style:family="paragraph" style:parent-style-name="Standard">
      <style:text-properties officeooo:rsid="000ebc25" officeooo:paragraph-rsid="00119515"/>
    </style:style>
    <style:style style:name="P12" style:family="paragraph" style:parent-style-name="Standard" style:list-style-name="L1">
      <style:text-properties officeooo:rsid="00091465" officeooo:paragraph-rsid="00091465"/>
    </style:style>
    <style:style style:name="P13" style:family="paragraph" style:parent-style-name="Standard" style:list-style-name="L1">
      <style:text-properties officeooo:rsid="0009a4fa" officeooo:paragraph-rsid="0009a4fa"/>
    </style:style>
    <style:style style:name="P14" style:family="paragraph" style:parent-style-name="Standard" style:list-style-name="L1">
      <style:text-properties officeooo:rsid="0009a4fa" officeooo:paragraph-rsid="000a2b09"/>
    </style:style>
    <style:style style:name="P15" style:family="paragraph" style:parent-style-name="Standard" style:list-style-name="L1">
      <style:text-properties officeooo:rsid="000a8023" officeooo:paragraph-rsid="000a8023"/>
    </style:style>
    <style:style style:name="P16" style:family="paragraph" style:parent-style-name="Standard" style:list-style-name="L1">
      <style:text-properties officeooo:rsid="000a8200" officeooo:paragraph-rsid="000a8200"/>
    </style:style>
    <style:style style:name="P17" style:family="paragraph" style:parent-style-name="Standard" style:list-style-name="L1">
      <style:text-properties officeooo:rsid="000b103b" officeooo:paragraph-rsid="000b103b"/>
    </style:style>
    <style:style style:name="P18" style:family="paragraph" style:parent-style-name="Standard" style:list-style-name="L1">
      <style:text-properties officeooo:rsid="000ebc25" officeooo:paragraph-rsid="000ebc25"/>
    </style:style>
    <style:style style:name="P19" style:family="paragraph" style:parent-style-name="Standard">
      <style:text-properties fo:font-weight="bold" officeooo:rsid="000adfa8" officeooo:paragraph-rsid="000a9a3e"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officeooo:rsid="000a2b09"/>
    </style:style>
    <style:style style:name="T4" style:family="text">
      <style:text-properties officeooo:rsid="000a8200"/>
    </style:style>
    <style:style style:name="T5" style:family="text">
      <style:text-properties officeooo:rsid="000adfa8"/>
    </style:style>
    <style:style style:name="T6" style:family="text">
      <style:text-properties officeooo:rsid="000bd7e7"/>
    </style:style>
    <style:style style:name="T7" style:family="text">
      <style:text-properties officeooo:rsid="000dba5d"/>
    </style:style>
    <style:style style:name="T8" style:family="text">
      <style:text-properties officeooo:rsid="00119515"/>
    </style:style>
    <style:style style:name="T9" style:family="text">
      <style:text-properties officeooo:rsid="0012412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CS 524 Unit 8 Assignment 2 <text:s text:c="3"/><text:span text:style-name="T9">Due Nov 4 in Dropbox Unit 8 Assignment 2</text:span></text:p>
      <text:p text:style-name="P1"/>
      <text:p text:style-name="P1">Continuation of Unit 7 Assignment</text:p>
      <text:p text:style-name="P1"/>
      <text:p text:style-name="P1">We continue to create our new language, the Simple Interrepted Language (SIL). In this assignment we add:</text:p>
      <text:p text:style-name="P1"/>
      <text:list xml:id="list1383603185" text:style-name="L1">
        <text:list-item>
          <text:p text:style-name="P12">Line numbers – each programming instruction shall be on numbered line. Line numbers are integers. Each line must have a number and the numbers must be in ascending order. There is no limit on the length (except those imposed by your implementation language) of a line number. </text:p>
        </text:list-item>
        <text:list-item>
          <text:p text:style-name="P12">INTEGER instruction – the INTEGER instruction is used to explicitly define interger variables <text:span text:style-name="T2">before</text:span> they are used. You might want to create a symbol class and implement a symbol table classes. The rules for variable names are as in the ANTLER grammar. Any number of integer variables can be created in an INTEGER instruction. </text:p>
          <text:list>
            <text:list-item>
              <text:p text:style-name="P12">INTEGER A</text:p>
            </text:list-item>
            <text:list-item>
              <text:p text:style-name="P12">INTEGER B, C, D, <text:s text:c="11"/>X <text:s text:c="3"/>, <text:s text:c="5"/>Y</text:p>
            </text:list-item>
          </text:list>
        </text:list-item>
        <text:list-item>
          <text:p text:style-name="P13">INPUT instruction – the INPUT instruction is used to receive integer input from the keyboard. Only predefined integer variables can be used with the INPUT instruction. All values are inputted by pressing the Enter key. The enter key is pressed only once per INPUT instruction regardless of how many variables are read.</text:p>
          <text:list>
            <text:list-item>
              <text:p text:style-name="P13">INPUT A <text:s text:c="3"/>//RESULTS IN EXECUTION STOPING UNTIL AN ENTER IS PRESSED. IF YOU VALUE IS FOUND, AN ERROR OCCURS REPORTED AS “Line n missing input value” <text:span text:style-name="T3">where n is the line in the SIL program where the error occurred.</text:span></text:p>
            </text:list-item>
            <text:list-item>
              <text:p text:style-name="P14">INPUT X, Y, Z <text:s text:c="2"/>//inputs three integer values into X, Y and Z in <text:s/>that order. <text:span text:style-name="T3">The Enter key is pressed only once for the entire INPUT instruction. If there are insufficient values to match the variables, an error occurs reported as </text:span>“Line n missing input value”.</text:p>
            </text:list-item>
          </text:list>
        </text:list-item>
        <text:list-item>
          <text:p text:style-name="P15">GOTO LN instruction – the GOTO LN instruction transfers control from the current line of the SIL program to the line indicated by LN. This transfer is unconditional.</text:p>
        </text:list-item>
        <text:list-item>
          <text:p text:style-name="P15">IF … <text:span text:style-name="T4">THEN </text:span>instruction – the IF <text:span text:style-name="T4">THEN </text:span>instruction compares two expressions to determine the relationship of the two. There are three relational operations: =, &lt;, &gt;. There are no compund conditions (AND or OR). The the relationship evaluates to true, then <text:span text:style-name="T4">the statement following the THEN (it must be on the same line) is executed. If the relationship is not true, control passes to the statement on the following line.</text:span></text:p>
          <text:list>
            <text:list-item>
              <text:p text:style-name="P15"><text:span text:style-name="T4">IF</text:span> <text:span text:style-name="T4">A</text:span> &lt; <text:span text:style-name="T4">B</text:span> <text:span text:style-name="T4">THEN</text:span> <text:span text:style-name="T4">PRINTLN “A &lt; B”</text:span></text:p>
            </text:list-item>
            <text:list-item>
              <text:p text:style-name="P16">IF A = B THEN PRINTLN “A = B”</text:p>
            </text:list-item>
            <text:list-item>
              <text:p text:style-name="P16">IF A&gt; B THEN PRINTLN “A &gt; B”</text:p>
            </text:list-item>
            <text:list-item>
              <text:p text:style-name="P16">IF A*3 &gt; X-4*Y THEN GOTO 100</text:p>
            </text:list-item>
            <text:list-item>
              <text:p text:style-name="P17">IF A ! B THEN GOTO 10 <text:s text:c="6"/>//! is !=</text:p>
            </text:list-item>
          </text:list>
        </text:list-item>
        <text:list-item>
          <text:p text:style-name="P18">END instruction – tells the interpreter to stop. In Java, <text:span text:style-name="T1">public void End(){ <text:s/>System.exit(0);}</text:span></text:p>
        </text:list-item>
      </text:list>
      <text:p text:style-name="P2"/>
      <text:p text:style-name="P3">Implementing the above will require the entire SIL program to be in “memory”. Since the language has the ability to go to any line of instruction to any other line, we can no longer simply read and forget the incoming instructions. THERE IS TO BE NO RESETTING THE INPUT FILE AND SKIPPING OVER INPUT TO GET TO THE CORRECT LINE. DO NOT BOTHER TO TURN YOUR CODE IF THAT IS WHAT YOU DO, YOU WILL GET ZERO.</text:p>
      <text:p text:style-name="P3"/>
      <text:p text:style-name="P3">Building a memory structure to hold the program is a second semester programming task. All it requires is a class that holds an array if Line class which itself is only an integer followed by a string. <text:soft-page-break/>Instead of parsing an external file, your program will parse its internal memory. Here is the structure I used in my program:</text:p>
      <text:p text:style-name="P9">public class Memory { //this is Java</text:p>
      <text:p text:style-name="P9"><text:s text:c="4"/>class Line_Memory{ //inner class holds one line of the program</text:p>
      <text:p text:style-name="P9"><text:s text:c="8"/>short <text:s text:c="2"/>lineNumber;</text:p>
      <text:p text:style-name="P9"><text:s text:c="8"/>String <text:s/>line;</text:p>
      <text:p text:style-name="P9"><text:s text:c="8"/></text:p>
      <text:p text:style-name="P9"><text:s text:c="4"/>}</text:p>
      <text:p text:style-name="P9"><text:s text:c="4"/>private Line_Memory[] program; <text:tab/><text:tab/>//the entire SIL program is in this array</text:p>
      <text:p text:style-name="P9"><text:s text:c="4"/>private int <text:s text:c="8"/><text:tab/>curr_line; <text:tab/><text:tab/><text:tab/>//the current line that is executing</text:p>
      <text:p text:style-name="P9"><text:s text:c="4"/>private boolean <text:s text:c="4"/><text:tab/>mEOL, mEOF; <text:tab/>//immulate EOL and EOF in the memory</text:p>
      <text:p text:style-name="P9"><text:s text:c="4"/>…. <text:span text:style-name="T5">more data and reading and parsing code</text:span></text:p>
      <text:p text:style-name="P19">} // class Memory</text:p>
      <text:p text:style-name="P3"/>
      <text:p text:style-name="P4">Well formatted with lots of space Memory is about 70 lines.</text:p>
      <text:p text:style-name="P4"/>
      <text:p text:style-name="P5">Syntax of the Instructions:</text:p>
      <text:p text:style-name="P5"/>
      <text:p text:style-name="P7">INTEGER ID [,ID]*</text:p>
      <text:p text:style-name="P7">INPUT ID [,ID]*</text:p>
      <text:p text:style-name="P7">GOTO line_number</text:p>
      <text:p text:style-name="P7">IF expression ‘=’ | ‘&gt;’ |’ &lt; ’| ’!’ expression THEN statement</text:p>
      <text:p text:style-name="P7"/>
      <text:p text:style-name="P8">Note: Your program already solves for expression! Reuse it!</text:p>
      <text:p text:style-name="P5"/>
      <text:p text:style-name="P5">There is an obvious problem with IF. We can only execute one statement if the relation is true. What if we need to execute more than one statement? There is an easy fix for this – FORTRAN did it for years. Negate the condition and goto the first line past the “block” of statements to be executed. For example, we need to perform a calculation and print the result out with a message if the relation is true. In Java it might look like this:</text:p>
      <text:p text:style-name="P5"/>
      <text:p text:style-name="P5">if(a==<text:span text:style-name="T6">b</text:span>) { <text:s text:c="3"/></text:p>
      <text:p text:style-name="P5"><text:s text:c="4"/>c = a * b; <text:s text:c="2"/>//<text:span text:style-name="T6">assuming c needed later</text:span></text:p>
      <text:p text:style-name="P5"><text:s text:c="4"/><text:span text:style-name="T6">System.out.</text:span>println (“a * b = “ <text:span text:style-name="T6">+</text:span>c); //forgive the dumb quotes – this LibreOffice</text:p>
      <text:p text:style-name="P5">}</text:p>
      <text:p text:style-name="P6">x <text:span text:style-name="T7">= c + x</text:span>;</text:p>
      <text:p text:style-name="P6">…</text:p>
      <text:p text:style-name="P6"/>
      <text:p text:style-name="P5">In SIL we would do this:</text:p>
      <text:p text:style-name="P5"/>
      <text:p text:style-name="P5">50 IF A ! B THEN GOTO 80</text:p>
      <text:p text:style-name="P5">60 LET C = A * B</text:p>
      <text:p text:style-name="P5">65 PRINT “<text:span text:style-name="T6">a * b = ”</text:span></text:p>
      <text:p text:style-name="P6">70 PRINTLN C</text:p>
      <text:p text:style-name="P6">80 X = <text:span text:style-name="T7">C</text:span> + <text:span text:style-name="T7">X</text:span></text:p>
      <text:p text:style-name="P6">…</text:p>
      <text:p text:style-name="P6"/>
      <text:p text:style-name="P10">Sample on the following pages.</text:p>
      <text:p text:style-name="P10"/>
      <text:p text:style-name="P10"><text:soft-page-break/>10 PRINTLN "Hello, world!"</text:p>
      <text:p text:style-name="P10">20 END</text:p>
      <text:p text:style-name="P10"/>
      <text:p text:style-name="P10"/>
      <text:p text:style-name="P10">10 PRINT "Enter a number:"</text:p>
      <text:p text:style-name="P10">20 INTEGER number</text:p>
      <text:p text:style-name="P10">30 INPUT number</text:p>
      <text:p text:style-name="P11">40 PRINT "The number is "</text:p>
      <text:p text:style-name="P11"><text:span text:style-name="T8">50 PRINTLN</text:span> number</text:p>
      <text:p text:style-name="P10"><text:span text:style-name="T8">6</text:span>0 END</text:p>
      <text:p text:style-name="P10"/>
      <text:p text:style-name="P10"/>
      <text:p text:style-name="P10">10 INTEGER <text:s text:c="2"/>A, B, C</text:p>
      <text:p text:style-name="P10">20 LET <text:s/>A = 1</text:p>
      <text:p text:style-name="P10">30 LET B = 19</text:p>
      <text:p text:style-name="P10">40 LET C = A+B*4</text:p>
      <text:p text:style-name="P10">50 PRINT "C="</text:p>
      <text:p text:style-name="P10">60 PRINTLN C</text:p>
      <text:p text:style-name="P10">70 END</text:p>
      <text:p text:style-name="P10"/>
      <text:p text:style-name="P10"/>
      <text:p text:style-name="P10">10 println "Testing if then"</text:p>
      <text:p text:style-name="P10">20 integer a, b</text:p>
      <text:p text:style-name="P10">25 print "Enter a:"</text:p>
      <text:p text:style-name="P10">30 input a</text:p>
      <text:p text:style-name="P10">35 print "Enter b:"</text:p>
      <text:p text:style-name="P10">40 input b</text:p>
      <text:p text:style-name="P10">50 if a &lt; b then println "a &lt; b"</text:p>
      <text:p text:style-name="P10">60 if a = b then println "a = b"</text:p>
      <text:p text:style-name="P10">70 if a &gt; b then println "a &gt; b"</text:p>
      <text:p text:style-name="P10">80 end</text:p>
      <text:p text:style-name="P10"/>
      <text:p text:style-name="P10">Note: My program upcases input on scanning. All SIL code is in upper case in “memory”</text:p>
      <text:p text:style-name="P10"/>
      <text:p text:style-name="P10"/>
      <text:p text:style-name="P10">10 println "If block test"</text:p>
      <text:p text:style-name="P10">20 integer a, b</text:p>
      <text:p text:style-name="P10">30 print "Enter a b:"</text:p>
      <text:p text:style-name="P10">40 input a,b</text:p>
      <text:p text:style-name="P10">50 if a &lt; b then goto 100</text:p>
      <text:p text:style-name="P10">60 println "in if block"</text:p>
      <text:p text:style-name="P10">70 println "doing a second statement"</text:p>
      <text:p text:style-name="P10">80 println "and a third"</text:p>
      <text:p text:style-name="P10">100 println "out of the block"</text:p>
      <text:p text:style-name="P10">200 end</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6T19:55:23.513000000</meta:creation-date>
    <dc:date>2022-10-16T21:56:28.805000000</dc:date>
    <meta:editing-duration>PT20M54S</meta:editing-duration>
    <meta:editing-cycles>8</meta:editing-cycles>
    <meta:generator>LibreOffice/7.3.5.2$Windows_X86_64 LibreOffice_project/184fe81b8c8c30d8b5082578aee2fed2ea847c01</meta:generator>
    <meta:document-statistic meta:table-count="0" meta:image-count="0" meta:object-count="0" meta:page-count="3" meta:paragraph-count="89" meta:word-count="1029" meta:character-count="5416" meta:non-whitespace-character-count="4357"/>
  </office:meta>
</office:document-meta>
</file>